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5cm" svg:height="3.5cm" svg:x="6cm" svg:y="3.5cm">
          <text:p text:style-name="P1">Mixologic layout GUI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5cm" svg:height="4cm" svg:x="3.5cm" svg:y="9cm">
          <text:p text:style-name="P1">midi-mapper GUI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8cm" svg:height="2.5cm" svg:x="14.5cm" svg:y="9.5cm">
          <text:p text:style-name="P1">Cue timeline OSC control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5cm" svg:height="2cm" svg:x="19cm" svg:y="4cm">
          <text:p text:style-name="P1">SP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75cm" svg:y1="9cm" svg:x2="10.25cm" svg:y2="7cm" draw:start-shape="id1" draw:end-shape="id2" svg:d="m7750 9000 2500-2000">
          <text:p/>
        </draw:connector>
        <draw:connector draw:style-name="gr2" draw:text-style-name="P1" draw:layer="layout" draw:type="line" svg:x1="14.5cm" svg:y1="10.75cm" svg:x2="10.25cm" svg:y2="7cm" draw:start-shape="id3" draw:end-shape="id2" draw:end-glue-point="2" svg:d="m14500 10750-4250-3750">
          <text:p/>
        </draw:connector>
        <draw:connector draw:style-name="gr2" draw:text-style-name="P1" draw:layer="layout" draw:type="line" svg:x1="14.5cm" svg:y1="5.25cm" svg:x2="19cm" svg:y2="5cm" draw:start-shape="id2" draw:start-glue-point="1" draw:end-shape="id4" svg:d="m14500 5250 4500-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alex </meta:initial-creator>
    <meta:creation-date>2012-01-23T16:53:34</meta:creation-date>
    <dc:date>2012-01-23T16:56:17</dc:date>
    <dc:creator>aalex </dc:creator>
    <meta:editing-duration>PT2M43S</meta:editing-duration>
    <meta:editing-cycles>1</meta:editing-cycles>
    <meta:document-statistic meta:object-count="7"/>
    <meta:generator>LibreOffice/3.3$Unix LibreOffice_project/330m19$Build-401</meta:generator>
  </office:meta>
</office:document-meta>
</file>